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06b13"/>
    </style:style>
    <style:style style:name="T1" style:family="text">
      <style:text-properties officeooo:rsid="00106b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pile client.c and server.c seperately. </text:span></text:p>
      <text:p text:style-name="P1"><text:span text:style-name="T1">Gcc client.c -o client -w -g</text:span></text:p>
      <text:p text:style-name="P1"><text:span text:style-name="T1">gcc server.c -o server -w -g</text:span></text:p>
      <text:p text:style-name="P1"><text:span text:style-name="T1"/></text:p>
      <text:p text:style-name="P1"><text:span text:style-name="T1">Run Server first with a port number as the first parameter. Server will select a random open port if one is not given to it. Client must be ran with a host and port number, in that order. The host can be either an ip address or hostname. Once running the programs will prompt for input from the user once it is running. </text:span></text:p>
      <text:p text:style-name="P1"><text:span text:style-name="T1"/></text:p>
      <text:p text:style-name="P1"><text:span text:style-name="T1">Entries for the user and passwords</text:span></text:p>
      <text:p text:style-name="P1"><text:span text:style-name="T1"/></text:p>
      <text:p text:style-name="P1"><text:span text:style-name="T1">USER<text:tab/><text:tab/><text:tab/>ID<text:tab/><text:tab/><text:tab/>password</text:span></text:p>
      <text:p text:style-name="P1"><text:span text:style-name="T1"/></text:p>
      <text:p text:style-name="P1"><text:span text:style-name="T1">Joe<text:tab/><text:tab/><text:tab/>12345678<text:tab/><text:tab/>qwerty</text:span></text:p>
      <text:p text:style-name="P1"><text:span text:style-name="T1">Schmoe<text:tab/><text:tab/>87654321<text:tab/><text:tab/>ytrewq</text:span></text:p>
      <text:p text:style-name="P1"><text:span text:style-name="T1">Duy<text:tab/><text:tab/><text:tab/>11275699<text:tab/><text:tab/>y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y </meta:initial-creator>
    <meta:creation-date>2013-10-07T14:27:12</meta:creation-date>
    <dc:date>2013-10-07T14:35:45</dc:date>
    <dc:creator>Duy </dc:creator>
    <meta:editing-duration>P0D</meta:editing-duration>
    <meta:editing-cycles>1</meta:editing-cycles>
    <meta:document-statistic meta:table-count="0" meta:image-count="0" meta:object-count="0" meta:page-count="1" meta:paragraph-count="9" meta:word-count="98" meta:character-count="537" meta:non-whitespace-character-count="434"/>
    <meta:generator>LibreOffice/4.0.2.2$Linux_X86_64 LibreOffice_project/400m0$Build-2</meta:generator>
  </office:meta>
</office:document-meta>
</file>